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ex sans" svg:font-family="'Apex sans'" style:font-family-generic="swiss"/>
    <style:font-face style:name="Zapfino" svg:font-family="Zapfin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Zapfi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some tex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ex sans" svg:font-family="'Apex sans'" style:font-family-generic="swiss"/>
    <style:font-face style:name="Zapfino" svg:font-family="Zapfin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a Waite</meta:initial-creator>
    <meta:creation-date>2016-10-06T13:56:55</meta:creation-date>
    <meta:document-statistic meta:table-count="0" meta:image-count="0" meta:object-count="0" meta:page-count="1" meta:paragraph-count="1" meta:word-count="4" meta:character-count="18"/>
    <dc:date>2016-10-06T16:41:30</dc:date>
    <dc:creator>Paula Waite</dc:creator>
    <meta:editing-duration>PT2H29M14S</meta:editing-duration>
    <meta:editing-cycles>1</meta:editing-cycles>
    <meta:generator>OpenOffice/4.1.1$Unix OpenOffice.org_project/411m6$Build-9775</meta:generator>
  </office:meta>
</office:document-meta>
</file>